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941" officeooo:paragraph-rsid="00119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Hoe een robot een goed werkend gesprek kan hebben met een mens.</text:p>
      <text:p text:style-name="P1"/>
      <text:p text:style-name="P1">2e alinea</text:p>
      <text:p text:style-name="P1">voorgaand onderzoek en huidig onderzoek</text:p>
      <text:p text:style-name="P1"/>
      <text:p text:style-name="P1">3e alinea</text:p>
      <text:p text:style-name="P1"/>
      <text:p text:style-name="P1"/>
      <text:p text:style-name="P1">4e alinea</text:p>
      <text:p text:style-name="P1"/>
      <text:p text:style-name="P1"/>
      <text:p text:style-name="P1">5e alinea</text:p>
      <text:p text:style-name="P1">antwoord op de vragen die in het begin gesteld zijn.</text:p>
      <text:p text:style-name="P1">Welke factoren hebben effect op gesprekke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24:07.867436539</meta:creation-date>
    <dc:date>2017-09-13T14:34:35.412563080</dc:date>
    <meta:editing-duration>PT17S</meta:editing-duration>
    <meta:editing-cycles>1</meta:editing-cycles>
    <meta:document-statistic meta:table-count="0" meta:image-count="0" meta:object-count="0" meta:page-count="1" meta:paragraph-count="9" meta:word-count="42" meta:character-count="245" meta:non-whitespace-character-count="212"/>
    <meta:generator>LibreOffice/5.1.6.2$Linux_X86_64 LibreOffice_project/10m0$Build-2</meta:generator>
  </office:meta>
</office:document-meta>
</file>